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46.36mm"/>
    </style:style>
    <style:style style:name="co3" style:family="table-column">
      <style:table-column-properties fo:break-before="auto" style:column-width="25.63mm"/>
    </style:style>
    <style:style style:name="co4" style:family="table-column">
      <style:table-column-properties fo:break-before="auto" style:column-width="23.44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7f00"/>
    </style:style>
    <style:style style:name="ce5" style:family="table-cell" style:parent-style-name="Default">
      <style:table-cell-properties fo:background-color="#00ffff"/>
    </style:style>
    <style:style style:name="ce4" style:family="table-cell" style:parent-style-name="Default">
      <style:table-cell-properties fo:background-color="#ff00ff"/>
    </style:style>
    <style:style style:name="ce6" style:family="table-cell" style:parent-style-name="Default">
      <style:table-cell-properties fo:background-color="#ffff00"/>
      <style:text-properties style:font-name="DejaVu Sans" style:font-name-asian="DejaVu Sans1" style:font-name-complex="Noto Sans Devanagari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ax-width="120mm" fo:min-height="4.12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4.12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 se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6" table:number-columns-repeated="9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hort type</text:p>
          </table:table-cell>
          <table:table-cell table:style-name="ce1" office:value-type="string" calcext:value-type="string">
            <text:p>Long type</text:p>
          </table:table-cell>
          <table:table-cell table:style-name="ce1" office:value-type="string" calcext:value-type="string">
            <text:p>Op. code 0</text:p>
          </table:table-cell>
          <table:table-cell table:style-name="ce6" office:value-type="string" calcext:value-type="string">
            <text:p>Op. code 1</text:p>
          </table:table-cell>
          <table:table-cell table:style-name="ce6" office:value-type="string" calcext:value-type="string">
            <text:p>Op. code 2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.exths rD,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.extws rD,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.extbs rD,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c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.extwz rD,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d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.exthz rD,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0xc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.extbz rD,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c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.add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.addc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.sub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.and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.or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.xor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</text:p>
          </table:table-cell>
          <table:table-cell table:number-columns-repeated="9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8" office:value-type="string" calcext:value-type="string">
            <text:p>l.cmov rD,rA,rB</text:p>
          </table:table-cell>
          <table:table-cell table:number-columns-repeated="2" table:style-name="ce8" office:value-type="string" calcext:value-type="string">
            <text:p>A</text:p>
          </table:table-cell>
          <table:table-cell table:style-name="ce8" office:value-type="string" calcext:value-type="string">
            <text:p>0x38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0xe</text:p>
          </table:table-cell>
          <table:table-cell table:number-columns-repeated="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l.ff1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f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.sll rD,rA,r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.srl rD,rA,r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8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.sra rD,rA,r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0x8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.ror rD,rA,r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8</text:p>
          </table:table-cell>
          <table:table-cell table:number-columns-repeated="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l.fl1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f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.mul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6</text:p>
          </table:table-cell>
          <table:table-cell table:number-columns-repeated="9"/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 table:style-name="ce8" office:value-type="string" calcext:value-type="string">
            <text:p>l.muld rA,rB</text:p>
          </table:table-cell>
          <table:table-cell table:number-columns-repeated="2" table:style-name="ce8" office:value-type="string" calcext:value-type="string">
            <text:p>A</text:p>
          </table:table-cell>
          <table:table-cell table:style-name="ce8" office:value-type="string" calcext:value-type="string">
            <text:p>0x38</text:p>
          </table:table-cell>
          <table:table-cell table:style-name="ce8" office:value-type="string" calcext:value-type="string">
            <text:p>0x3</text:p>
          </table:table-cell>
          <table:table-cell table:style-name="ce8" office:value-type="string" calcext:value-type="string">
            <text:p>0x7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.div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9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.divu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a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.mulu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b</text:p>
          </table:table-cell>
          <table:table-cell table:number-columns-repeated="9"/>
        </table:table-row>
        <table:table-row table:style-name="ro1">
          <table:table-cell table:style-name="ce8" office:value-type="float" office:value="82" calcext:value-type="float">
            <text:p>82</text:p>
          </table:table-cell>
          <table:table-cell table:style-name="ce8" office:value-type="string" calcext:value-type="string">
            <text:p>l.muldu rA,rB</text:p>
          </table:table-cell>
          <table:table-cell table:number-columns-repeated="2" table:style-name="ce8" office:value-type="string" calcext:value-type="string">
            <text:p>A</text:p>
          </table:table-cell>
          <table:table-cell table:style-name="ce8" office:value-type="string" calcext:value-type="string">
            <text:p>0x38</text:p>
          </table:table-cell>
          <table:table-cell table:style-name="ce8" office:value-type="string" calcext:value-type="string">
            <text:p>0x3</text:p>
          </table:table-cell>
          <table:table-cell table:style-name="ce8" office:value-type="string" calcext:value-type="string">
            <text:p>0xc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.j 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x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jal 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x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bnf 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x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.bf 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x4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.sfeq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0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.sfne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1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.sfgtu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2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.sfgeu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3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.sfltu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4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.sfleu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5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.sfgts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a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.sfges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b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.sflts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3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.sfles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d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.sfeq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0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.sfne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1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.sfgtu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2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.sfgeu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3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.sfltu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4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.sfleu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5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.sfgts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a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.sfges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b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.sflts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3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.sfles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d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.movhi rD,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0x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.rf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x9</text:p>
          </table:table-cell>
          <table:table-cell table:number-columns-repeated="11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l.ld rD,I(rA)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II</text:p>
          </table:table-cell>
          <table:table-cell table:style-name="ce8" office:value-type="string" calcext:value-type="string">
            <text:p>0x20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.lwz rD,I(rA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1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.lws rD,I(rA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2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.lbz rD,I(rA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3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.lbs rD,I(rA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4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.lhz rD,I(rA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.lhs rD,I(rA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6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.addi rD,rA,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7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.addic rD,rA,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8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.andi rD,rA,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0x29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.ori rD,rA,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0x2a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.muli rD,rA,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c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.mfspr rD,rA,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0x2d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.slli rD,rA,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0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.srli rD,rA,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1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.srai rD,rA,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2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.rori rD,rA,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3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.xori rD,rA,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b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l.jr r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0x11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l.jalr r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0x12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l.mtspr rA,rB,K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0x30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8" office:value-type="string" calcext:value-type="string">
            <text:p>l.swa I(rA),rB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8" office:value-type="string" calcext:value-type="string">
            <text:p>0x33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table:style-name="ce8" office:value-type="string" calcext:value-type="string">
            <text:p>l.sd I(rA),rB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8" office:value-type="string" calcext:value-type="string">
            <text:p>0x34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l.sw I(rA),rB</text:p>
          </table:table-cell>
          <table:table-cell table:number-columns-repeated="2" table:style-name="ce3" office:value-type="string" calcext:value-type="string">
            <text:p>M</text:p>
          </table:table-cell>
          <table:table-cell table:style-name="ce3" office:value-type="string" calcext:value-type="string">
            <text:p>0x35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l.sb I(rA),rB</text:p>
          </table:table-cell>
          <table:table-cell table:number-columns-repeated="2" table:style-name="ce3" office:value-type="string" calcext:value-type="string">
            <text:p>M</text:p>
          </table:table-cell>
          <table:table-cell table:style-name="ce3" office:value-type="string" calcext:value-type="string">
            <text:p>0x36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l.sh I(rA),rB</text:p>
          </table:table-cell>
          <table:table-cell table:number-columns-repeated="2" table:style-name="ce3" office:value-type="string" calcext:value-type="string">
            <text:p>M</text:p>
          </table:table-cell>
          <table:table-cell table:style-name="ce3" office:value-type="string" calcext:value-type="string">
            <text:p>0x37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l.macrc rD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0x6</text:p>
          </table:table-cell>
          <table:table-cell table:style-name="ce5" office:value-type="string" calcext:value-type="string">
            <text:p>0x1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l.maci rA,I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0x13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l.cust1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1c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l.cust2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1d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l.cust3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1e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l.cust4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1f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" office:value-type="string" calcext:value-type="string">
            <text:p>l.mac rA,rB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0x31</text:p>
          </table:table-cell>
          <table:table-cell table:style-name="ce5" office:value-type="string" calcext:value-type="string">
            <text:p>0x1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l.macu rA,rB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31</text:p>
          </table:table-cell>
          <table:table-cell table:style-name="ce8" office:value-type="string" calcext:value-type="string">
            <text:p>0x3</text:p>
          </table:table-cell>
          <table:table-cell table:style-name="ce8"/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l.msb rA,rB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0x31</text:p>
          </table:table-cell>
          <table:table-cell table:style-name="ce5" office:value-type="string" calcext:value-type="string">
            <text:p>0x2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8" office:value-type="float" office:value="52" calcext:value-type="float">
            <text:p>52</text:p>
          </table:table-cell>
          <table:table-cell table:style-name="ce8" office:value-type="string" calcext:value-type="string">
            <text:p>l.msbu rA,rB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31</text:p>
          </table:table-cell>
          <table:table-cell table:style-name="ce8" office:value-type="string" calcext:value-type="string">
            <text:p>0x4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8" office:value-type="float" office:value="93" calcext:value-type="float">
            <text:p>93</text:p>
          </table:table-cell>
          <table:table-cell table:style-name="ce8" office:value-type="string" calcext:value-type="string">
            <text:p>l.cust5 rD,rA,rB,L,K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3c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float" office:value="94" calcext:value-type="float">
            <text:p>94</text:p>
          </table:table-cell>
          <table:table-cell table:style-name="ce8" office:value-type="string" calcext:value-type="string">
            <text:p>l.cust6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3d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float" office:value="95" calcext:value-type="float">
            <text:p>95</text:p>
          </table:table-cell>
          <table:table-cell table:style-name="ce8" office:value-type="string" calcext:value-type="string">
            <text:p>l.cust7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3e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float" office:value="96" calcext:value-type="float">
            <text:p>96</text:p>
          </table:table-cell>
          <table:table-cell table:style-name="ce8" office:value-type="string" calcext:value-type="string">
            <text:p>l.cust8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3f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office:annotation draw:style-name="gr1" draw:text-style-name="P2" svg:width="28.99mm" svg:height="6.12mm" svg:x="64.34mm" svg:y="400.43mm" draw:caption-point-x="-6.1mm" draw:caption-point-y="15.1mm">
              <dc:date>2017-07-14T00:00:00</dc:date>
              <text:p text:style-name="P1"><text:span text:style-name="T1">8 bit op code</text:span></text:p>
            </office:annotation>
            <text:p>l.nop K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SK</text:p>
          </table:table-cell>
          <table:table-cell table:style-name="ce4" office:value-type="string" calcext:value-type="string">
            <office:annotation draw:style-name="gr2" draw:text-style-name="P2" svg:width="28.99mm" svg:height="6.12mm" svg:x="138.22mm" svg:y="400.43mm" draw:caption-point-x="-6.1mm" draw:caption-point-y="15.1mm">
              <dc:date>2017-07-16T00:00:00</dc:date>
              <text:p text:style-name="P1"><text:span text:style-name="T1">8 bit opcode</text:span></text:p>
            </office:annotation>
            <text:p>0x15</text:p>
          </table:table-cell>
          <table:table-cell table:style-name="ce4" table:number-columns-repeated="2"/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l.sys K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SK</text:p>
          </table:table-cell>
          <table:table-cell table:style-name="ce4" office:value-type="string" calcext:value-type="string">
            <text:p>0x2000</text:p>
          </table:table-cell>
          <table:table-cell table:style-name="ce4" table:number-columns-repeated="2"/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l.trap K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SK</text:p>
          </table:table-cell>
          <table:table-cell table:style-name="ce4" office:value-type="string" calcext:value-type="string">
            <text:p>0x2100</text:p>
          </table:table-cell>
          <table:table-cell table:style-name="ce4" table:number-columns-repeated="2"/>
          <table:table-cell table:number-columns-repeated="9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l.msync</text:p>
          </table:table-cell>
          <table:table-cell table:number-columns-repeated="2" table:style-name="ce8" office:value-type="string" calcext:value-type="string">
            <text:p>S</text:p>
          </table:table-cell>
          <table:table-cell table:style-name="ce8" office:value-type="string" calcext:value-type="string">
            <text:p>0x2200000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l.psync</text:p>
          </table:table-cell>
          <table:table-cell table:number-columns-repeated="2" table:style-name="ce8" office:value-type="string" calcext:value-type="string">
            <text:p>S</text:p>
          </table:table-cell>
          <table:table-cell table:style-name="ce8" office:value-type="string" calcext:value-type="string">
            <text:p>0x2280000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l.csync</text:p>
          </table:table-cell>
          <table:table-cell table:number-columns-repeated="2" table:style-name="ce8" office:value-type="string" calcext:value-type="string">
            <text:p>S</text:p>
          </table:table-cell>
          <table:table-cell table:style-name="ce8" office:value-type="string" calcext:value-type="string">
            <text:p>0x2300000</text:p>
          </table:table-cell>
          <table:table-cell table:style-name="ce8" table:number-columns-repeated="2"/>
          <table:table-cell table:number-columns-repeated="9"/>
        </table:table-row>
        <table:table-row table:style-name="ro1" table:number-rows-repeated="11">
          <table:table-cell/>
          <table:table-cell table:style-name="Default" table:number-columns-repeated="6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office:value-type="string" calcext:value-type="string">
            <text:p>V</text:p>
          </table:table-cell>
        </table:table-row>
      </table:table>
      <table:named-expressions/>
      <table:database-ranges>
        <table:database-range table:name="__Anonymous_Sheet_DB__0" table:target-range-address="'Instruction set'.A2:'Instruction set'.G9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it" fo:country="IT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 style:data-style-name="N2" text:time-value="18:52:23.633225633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0:51:50.563460401</meta:creation-date>
    <dc:date>2017-07-27T23:23:14.982869284</dc:date>
    <meta:editing-duration>PT3H24M7S</meta:editing-duration>
    <meta:editing-cycles>13</meta:editing-cycles>
    <meta:generator>LibreOffice/5.3.4.2$Linux_X86_64 LibreOffice_project/30m0$Build-2</meta:generator>
    <meta:document-statistic meta:table-count="1" meta:cell-count="553" meta:object-count="0"/>
  </office:meta>
</office:document-meta>
</file>